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tyle="italic" style:font-style-asian="italic" style:font-style-complex="italic"/>
    </style:style>
    <style:style style:name="P3" style:family="paragraph" style:parent-style-name="Standard">
      <style:text-properties fo:color="#000000" fo:font-style="normal" style:font-style-asian="normal" style:font-style-complex="normal"/>
    </style:style>
    <style:style style:name="P4" style:family="paragraph" style:parent-style-name="Standard">
      <style:text-properties fo:color="#000000" fo:font-style="normal" fo:background-color="#ffffff" style:font-style-asian="normal" style:font-style-complex="normal"/>
    </style:style>
    <style:style style:name="P5" style:family="paragraph" style:parent-style-name="Standard" style:list-style-name="L1">
      <style:text-properties fo:color="#000000" fo:font-style="normal" fo:background-color="#ffffff" style:font-style-asian="normal" style:font-style-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rding started at 2:03</text:p>
      <text:p text:style-name="P1"/>
      <text:p text:style-name="P1">Problematic nature of 1920s</text:p>
      <text:p text:style-name="P1">Very split</text:p>
      <text:p text:style-name="P1">American culture is being torn in 2 different directions.</text:p>
      <text:p text:style-name="P1">WWI has a lot to do with this</text:p>
      <text:p text:style-name="P1">What it propels: a sensibility about what american identity; what an american was.</text:p>
      <text:p text:style-name="P1">The American was a WASP</text:p>
      <text:p text:style-name="P1">White <text:s/>Anglo Saxon Protestant</text:p>
      <text:p text:style-name="P1"/>
      <text:p text:style-name="P1">Perception:</text:p>
      <text:p text:style-name="P1">(Not reality)</text:p>
      <text:p text:style-name="P1">That United States was a uniformed society of native born WASPs whose shared values, opinions, were key to success. Prosperity was due to WASPS, not dirty immigrants. They offered no value, were ruining it, therefore restrictions.</text:p>
      <text:p text:style-name="P1">Vision of the way they think that society should be is a vision of a society that never existed, impossible. </text:p>
      <text:p text:style-name="P1">Movement that rejected the assimilation of immigration; rejected immigration.</text:p>
      <text:p text:style-name="P1">Rejected any value of foreign people in US.</text:p>
      <text:p text:style-name="P1"/>
      <text:p text:style-name="P1">Opposed to idea of melting pot.</text:p>
      <text:p text:style-name="P1">Don't want to mix cause Americans are perfect as-is.</text:p>
      <text:p text:style-name="P1"/>
      <text:p text:style-name="P1">Creates a degree of manic nature of 1920s.</text:p>
      <text:p text:style-name="P1">Conservatism in 1920s is aggressive because idea of perfect America is impossible and could never, and had never existed.</text:p>
      <text:p text:style-name="P1"/>
      <text:p text:style-name="P1">Fredrick Lewis Allen.</text:p>
      <text:p text:style-name="P1">Editor of Harpers Monthly.</text:p>
      <text:p text:style-name="P1">1931.</text:p>
      <text:p text:style-name="P1">Allens book: Only Yesterday</text:p>
      <text:p text:style-name="P1">unofficial history of 1920s</text:p>
      <text:p text:style-name="P1">published in 1931</text:p>
      <text:p text:style-name="P1">#2 by 1932 on best-seller non-fiction</text:p>
      <text:p text:style-name="P1">What is it.</text:p>
      <text:p text:style-name="P1">Non-fiction. <text:s/>About rejection of first part of 1900s</text:p>
      <text:p text:style-name="P1">First 2 decades of 1900s. Progressives wanted to make world a better place, optomism, desire to make everything better. </text:p>
      <text:p text:style-name="P1">Then 1920s because a period of deregulation</text:p>
      <text:p text:style-name="P1">Hedonism:</text:p>
      <text:p text:style-name="P2">Attachment to the pleasures of flesh (nice food nice clothes nice sex)</text:p>
      <text:p text:style-name="P3">Allen points out this is what you'd expect from a group that sacrifices to transform the shape of the world.</text:p>
      <text:p text:style-name="P3"/>
      <text:p text:style-name="P3">Young Americans embraced hedonism, consumerism, materialism. Lets just have fun! We tried, nothing getting better, so let's just enjoy ourselves! Gave up on idealism.</text:p>
      <text:p text:style-name="P3">Turning their backs on the morals of society.</text:p>
      <text:p text:style-name="P3"><text:soft-page-break/>This is why 1920s is so crazy. “slightly demented citizenry”</text:p>
      <text:p text:style-name="P3"/>
      <text:p text:style-name="P3">Census became to ask where your grandparents were born, 1905 massachusetts asked</text:p>
      <text:p text:style-name="P3">Designed to document how many citizens originally came from immigrant families.</text:p>
      <text:p text:style-name="P3">Quotas act ^</text:p>
      <text:p text:style-name="P3">National origins...using census to apportion how many italian, how many english, etc</text:p>
      <text:p text:style-name="P3">Limit is 150,000 immigrants</text:p>
      <text:p text:style-name="P3">Over 1 million already in America</text:p>
      <text:p text:style-name="P3">To decide the ethnic composition of our country in 1924, </text:p>
      <text:p text:style-name="P3">looked back to Census of 1790 when 5 questions:</text:p>
      <text:p text:style-name="P3">are you black?</text:p>
      <text:p text:style-name="P3">are you free?</text:p>
      <text:p text:style-name="P3">when you were free?</text:p>
      <text:p text:style-name="P3">If you were white:</text:p>
      <text:p text:style-name="P3">occupation?</text:p>
      <text:p text:style-name="P3"><text:s/>length of residence?</text:p>
      <text:p text:style-name="P3"/>
      <text:p text:style-name="P3">Covered 5 categories of people:</text:p>
      <text:p text:style-name="P3">Adult white males</text:p>
      <text:p text:style-name="P3">Adult white females</text:p>
      <text:p text:style-name="P3">Natives</text:p>
      <text:p text:style-name="P3">Free Blacks</text:p>
      <text:p text:style-name="P3">Slave Blacks</text:p>
      <text:p text:style-name="P3"/>
      <text:p text:style-name="P3">if you weren't one of these, how were you to answer the questions? Using this info from 1790 to decide <text:s/>the ethnic composition of country... so if you were none of these things, you weren't considered., so we don't want you as an immigrant anyway</text:p>
      <text:p text:style-name="P3"/>
      <text:p text:style-name="P3">They invent an unworkable way to keep immigrants out.</text:p>
      <text:p text:style-name="P4">So we'll just look at peoples last names to determine ethnicity.</text:p>
      <text:p text:style-name="P4">If you are not WASP, we don't want you. (Irish ok cuz lumped in with British)(British didn't want to come over here anyway)</text:p>
      <text:p text:style-name="P4"/>
      <text:p text:style-name="P4">Revival of Religion</text:p>
      <text:p text:style-name="P4">Fundamentalism... reject modern world spiritually</text:p>
      <text:p text:style-name="P4">-not a single mistake in the bible, it is perfect , inerrant</text:p>
      <text:list xml:id="list1998824585995092514" text:style-name="L1">
        <text:list-item>
          <text:p text:style-name="P5">every single word is true</text:p>
        </text:list-item>
        <text:list-item>
          <text:p text:style-name="P5">protestant teaching is only way to be virtuous.</text:p>
        </text:list-item>
        <text:list-item>
          <text:p text:style-name="P5">Must reject all modern influences</text:p>
        </text:list-item>
      </text:list>
      <text:p text:style-name="P4">Oliver Van Osdow (?) Michigan gave sermon on why to reject modernism</text:p>
      <text:p text:style-name="P4">must reject catholicism, dancing, theater, modernism, </text:p>
      <text:p text:style-name="P4">aggressive in their defense of traditionalism, never ending struggle. Must fight or others will win.</text:p>
      <text:p text:style-name="P4"/>
      <text:p text:style-name="P4">Also exposes corrupt nature of religious revival, people being manipulated out of religious fear.</text:p>
      <text:p text:style-name="P4">1920s Tennessee</text:p>
      <text:p text:style-name="P4">Made it illegal to teach evolution in science class</text:p>
      <text:p text:style-name="P4"><text:soft-page-break/>Isn't repealed until 1940s</text:p>
      <text:p text:style-name="P4">teacher (Scopes) challenged law and taught evolution anyway. Convicted/pain fine. </text:p>
      <text:p text:style-name="P4"/>
      <text:p text:style-name="P4">Revival of the Klan (2<text:span text:style-name="T1">nd</text:span> Klan) Stone Mountain, GA 1915</text:p>
      <text:p text:style-name="P4">(Visual of monument in GA.) Stone Mountain Monument is a state monument featuring:</text:p>
      <text:p text:style-name="P4">Jefferson <text:s/>Davis</text:p>
      <text:p text:style-name="P4">Stonewall Jackson </text:p>
      <text:p text:style-name="P4">Robert E Lee</text:p>
      <text:p text:style-name="P4">rebel heroes, traitors to the union, defenders of white supremecy &amp; slavery, leaders of confederacy</text:p>
      <text:p text:style-name="P4">monument approved in 1916</text:p>
      <text:p text:style-name="P4">not finished until 1972</text:p>
      <text:p text:style-name="P4">Great Migration – movement of millions of AA out of the “hopeless south”, moved north, west.</text:p>
      <text:p text:style-name="P4">2<text:span text:style-name="T1">nd</text:span> Klan is nationwide (1<text:span text:style-name="T1">st</text:span> primarily in south)</text:p>
      <text:p text:style-name="P4">modern recruitment, millions of members, increasingly involved in politics, branch out into many states <text:s/></text:p>
      <text:p text:style-name="P4">big numbers increase confidence to act publicly </text:p>
      <text:p text:style-name="P4">purpose of Klan: to maintain and unite white male persons native born and Gentile</text:p>
      <text:p text:style-name="P4">Klan had a manual.</text:p>
      <text:p text:style-name="P4">Oregon: used to be progressive state. Western states were more liberal. Klan mobilized, got Democratic governor elected, wiped out private schools (no catholics) everyone in public schools: properly educated. Klan controlled curriculum. </text:p>
      <text:p text:style-name="P4">Indiana: Klan took over Republican party, put a Klansman in charge</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3/09/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3-09T13:59:30.27</meta:creation-date>
    <meta:generator>OpenOffice/4.1.3$Win32 OpenOffice.org_project/413m1$Build-9783</meta:generator>
    <dc:date>2018-05-10T15:15:10.85</dc:date>
    <dc:creator>Timothy Cayer</dc:creator>
    <meta:editing-duration>PT10H37M6S</meta:editing-duration>
    <meta:editing-cycles>18</meta:editing-cycles>
    <meta:document-statistic meta:table-count="0" meta:image-count="0" meta:object-count="0" meta:page-count="3" meta:paragraph-count="90" meta:word-count="766" meta:character-count="4713"/>
  </office:meta>
</office:document-meta>
</file>